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648" calcext:value-type="float">
            <text:p>63.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42</text:p>
          </table:table-cell>
          <table:table-cell office:value-type="string" calcext:value-type="string">
            <text:p>NHP-PL-060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392" calcext:value-type="float">
            <text:p>61.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